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2021-03-29 0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2020-01-13 1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2019-01-07 0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2018-01-08 1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2017-01-09 0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2016-10-03 1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2016-01-04 0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2015-01-05 0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2014-01-06 1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2013-01-0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2012-01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2011-0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2010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2009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2008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2007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2006-0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2005-01-10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2004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2003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2002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2001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2000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1999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1990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1989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1988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1987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1986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1985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1984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1983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1982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2456" calcext:value-type="float">
            <text:p>43.2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1981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1980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1979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1978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1977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3104" calcext:value-type="float">
            <text:p>46.9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1976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8688" calcext:value-type="float">
            <text:p>45.1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1975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7024" calcext:value-type="float">
            <text:p>44.0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1974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1973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1971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1970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1969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1968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1967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6</text:p>
          </table:table-cell>
          <table:table-cell office:value-type="string" calcext:value-type="string">
            <text:p>1966-02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